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710000018B14D4FC0B883B7455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1.18cm, 78.205cm, 14.281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c9211e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661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808080" draw:auto-grow-height="true" draw:auto-grow-width="false" fo:max-height="0cm" fo:min-height="0.29cm"/>
      <style:paragraph-properties style:writing-mode="lr-tb"/>
    </style:style>
    <style:style style:name="gr7" style:family="graphic" style:parent-style-name="standard">
      <style:graphic-properties draw:stroke="none" svg:stroke-color="#c9211e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8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.68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55269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355269" loext:opacity="100%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text-properties fo:color="#355269" loext:opacity="100%" fo:font-size="15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text-properties fo:color="#355269" loext:opacity="100%" fo:font-size="15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solid" draw:fill-color="#808080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c9211e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-color="#ffffff"/>
    </style:style>
    <style:style style:name="T1" style:family="text">
      <style:text-properties fo:color="#355269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355269" loext:opacity="100%" fo:font-weight="bold" style:font-size-asian="13pt" style:font-weight-asian="bold" style:font-size-complex="13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7.55cm" svg:height="8.642cm" svg:x="2.087cm" svg:y="5.762cm">
          <draw:image xlink:href="Pictures/1000000000002710000018B14D4FC0B883B74556.jpg" xlink:type="simple" xlink:show="embed" xlink:actuate="onLoad" draw:mime-type="image/jpeg">
            <text:p/>
          </draw:image>
        </draw:frame>
        <draw:frame draw:style-name="gr2" draw:text-style-name="P3" draw:layer="layout" svg:width="1.328cm" svg:height="0.839cm" svg:x="6.868cm" svg:y="9.369cm">
          <draw:text-box>
            <text:p text:style-name="P2"><text:span text:style-name="T1">S-3</text:span></text:p>
          </draw:text-box>
        </draw:frame>
        <draw:frame draw:style-name="gr2" draw:text-style-name="P3" draw:layer="layout" svg:width="1.328cm" svg:height="0.839cm" svg:x="11.468cm" svg:y="9.87cm">
          <draw:text-box>
            <text:p text:style-name="P2"><text:span text:style-name="T1">S-1</text:span></text:p>
          </draw:text-box>
        </draw:frame>
        <draw:frame draw:style-name="gr2" draw:text-style-name="P3" draw:layer="layout" svg:width="1.328cm" svg:height="0.839cm" svg:x="7.068cm" svg:y="10.071cm">
          <draw:text-box>
            <text:p text:style-name="P2"><text:span text:style-name="T1">S-2</text:span></text:p>
          </draw:text-box>
        </draw:frame>
        <draw:frame draw:style-name="gr2" draw:text-style-name="P4" draw:layer="layout" svg:width="2.703cm" svg:height="1.276cm" svg:x="7.475cm" svg:y="12.896cm">
          <draw:text-box>
            <text:p><text:span text:style-name="T2">Cage</text:span></text:p>
          </draw:text-box>
        </draw:frame>
        <draw:frame draw:style-name="gr3" draw:text-style-name="P6" draw:layer="layout" svg:width="1.357cm" svg:height="0.839cm" draw:transform="rotate (-0.0647517152489903) translate (7.038cm 11.362cm)">
          <draw:text-box>
            <text:p text:style-name="P5"><text:span text:style-name="T3">C-1</text:span></text:p>
          </draw:text-box>
        </draw:frame>
        <draw:frame draw:style-name="gr3" draw:text-style-name="P6" draw:layer="layout" svg:width="1.357cm" svg:height="0.839cm" draw:transform="rotate (-0.0647517152489903) translate (8.184cm 11.434cm)">
          <draw:text-box>
            <text:p text:style-name="P5"><text:span text:style-name="T3">C-2</text:span></text:p>
          </draw:text-box>
        </draw:frame>
        <draw:frame draw:style-name="gr3" draw:text-style-name="P6" draw:layer="layout" svg:width="1.357cm" svg:height="0.839cm" draw:transform="rotate (-0.0647517152489903) translate (9.358cm 11.507cm)">
          <draw:text-box>
            <text:p text:style-name="P5"><text:span text:style-name="T3">C-3</text:span></text:p>
          </draw:text-box>
        </draw:frame>
        <draw:line draw:style-name="gr4" draw:text-style-name="P7" draw:layer="layout" svg:x1="2.183cm" svg:y1="11.841cm" svg:x2="18.319cm" svg:y2="12.81cm">
          <text:p/>
        </draw:line>
        <draw:custom-shape draw:style-name="gr5" draw:text-style-name="P8" draw:layer="layout" svg:width="1.161cm" svg:height="1cm" svg:x="2.011cm" svg:y="6.761cm">
          <text:p text:style-name="P8"><text:span text:style-name="T4">Rack D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266cm" svg:height="0.607cm" draw:transform="rotate (1.51843644923507) translate (10.694cm 12.226cm)">
          <draw:text-box>
            <text:p text:style-name="P9"><text:span text:style-name="T5">table</text:span></text:p>
          </draw:text-box>
        </draw:frame>
        <draw:frame draw:style-name="gr3" draw:text-style-name="P6" draw:layer="layout" svg:width="1.357cm" svg:height="0.839cm" draw:transform="rotate (-0.0647517152489903) translate (11.154cm 11.628cm)">
          <draw:text-box>
            <text:p text:style-name="P5"><text:span text:style-name="T3">C-5</text:span></text:p>
          </draw:text-box>
        </draw:frame>
        <draw:frame draw:style-name="gr3" draw:text-style-name="P6" draw:layer="layout" svg:width="1.357cm" svg:height="0.839cm" draw:transform="rotate (-0.0647517152489903) translate (11.154cm 10.629cm)">
          <draw:text-box>
            <text:p text:style-name="P5"><text:span text:style-name="T3">C-4</text:span></text:p>
          </draw:text-box>
        </draw:frame>
        <draw:frame draw:style-name="gr3" draw:text-style-name="P6" draw:layer="layout" svg:width="1.357cm" svg:height="0.839cm" draw:transform="rotate (-0.0647517152489903) translate (11.154cm 11.13cm)">
          <draw:text-box>
            <text:p text:style-name="P5"><text:span text:style-name="T3">C-7</text:span></text:p>
          </draw:text-box>
        </draw:frame>
        <draw:frame draw:style-name="gr7" draw:text-style-name="P6" draw:layer="layout" svg:width="1.54cm" svg:height="0.839cm" draw:transform="rotate (0.0523598775598299) translate (10.434cm 9.96cm)">
          <draw:text-box>
            <text:p text:style-name="P5"><text:span text:style-name="T3">C-6</text:span></text:p>
          </draw:text-box>
        </draw:frame>
        <draw:custom-shape draw:style-name="gr8" draw:text-style-name="P11" draw:layer="layout" svg:width="1.352cm" svg:height="0.846cm" svg:x="2.264cm" svg:y="10.995cm">
          <text:p text:style-name="P1"><text:span text:style-name="T6">C-8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ruce Ravel</meta:initial-creator>
    <meta:creation-date>2025-04-14T10:02:14.014566798</meta:creation-date>
    <dc:date>2025-04-14T10:40:06.135381129</dc:date>
    <dc:creator>Bruce Ravel</dc:creator>
    <meta:editing-duration>PT16M49S</meta:editing-duration>
    <meta:editing-cycles>1</meta:editing-cycles>
    <meta:document-statistic meta:object-count="39"/>
    <meta:generator>LibreOffice/7.3.7.2$Linux_X86_64 LibreOffice_project/30$Build-2</meta:generator>
  </office:meta>
</office:document-meta>
</file>